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1.2028in"/>
    </style:style>
    <style:style style:name="co2" style:family="table-column">
      <style:table-column-properties fo:break-before="auto" style:column-width="0.90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453in"/>
    </style:style>
    <style:style style:name="ro1" style:family="table-row">
      <style:table-row-properties style:row-height="0.4016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4" style:family="table-cell" style:parent-style-name="Default" style:data-style-name="N129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129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6" style:family="table-cell" style:parent-style-name="Default" style:data-style-name="N129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3" table:default-cell-style-name="ce5"/>
        <table:table-column table:style-name="co4" table:default-cell-style-name="ce2"/>
        <table:table-column table:style-name="co3" table:number-columns-repeated="10" table:default-cell-style-name="ce2"/>
        <table:table-column table:style-name="co3" table:number-columns-repeated="11" table:default-cell-style-name="ce8"/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Health</text:p>
            <text:p>5,7,9,11</text:p>
          </table:table-cell>
          <table:table-cell table:style-name="ce1" office:value-type="string" calcext:value-type="string">
            <text:p>Attack</text:p>
            <text:p>1,2,3,4</text:p>
          </table:table-cell>
          <table:table-cell table:style-name="ce4" office:value-type="string" calcext:value-type="string">
            <text:p>Speed</text:p>
            <text:p>0.0-9.9</text:p>
          </table:table-cell>
          <table:table-cell table:style-name="ce1" office:value-type="string" calcext:value-type="string">
            <text:p>Original Speed</text:p>
          </table:table-cell>
          <table:table-cell table:style-name="ce1" office:value-type="string" calcext:value-type="string">
            <text:p>Types</text:p>
          </table:table-cell>
          <table:table-cell table:style-name="ce1" office:value-type="string" calcext:value-type="string">
            <text:p>Type 2</text:p>
          </table:table-cell>
          <table:table-cell table:style-name="ce1" table:number-columns-repeated="8"/>
          <table:table-cell table:style-name="ce7" table:number-columns-repeated="1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Pikachu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.4" calcext:value-type="float">
            <text:p>8.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Electric</text:p>
          </table:table-cell>
          <table:table-cell table:number-columns-repeated="2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Ninetale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2" calcext:value-type="float">
            <text:p>5.2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airy</text:p>
          </table:table-cell>
          <table:table-cell table:number-columns-repeated="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elipp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.8" calcext:value-type="float">
            <text:p>4.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table:number-columns-repeated="1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Rotom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.7" calcext:value-type="float">
            <text:p>4.7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ire</text:p>
          </table:table-cell>
          <table:table-cell table:number-columns-repeated="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rbok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.6" calcext:value-type="float">
            <text:p>4.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oison</text:p>
          </table:table-cell>
          <table:table-cell table:number-columns-repeated="2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Indeede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.3" calcext:value-type="float">
            <text:p>4.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Normal</text:p>
          </table:table-cell>
          <table:table-cell table:number-columns-repeated="1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inistcha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Ghost</text:p>
          </table:table-cell>
          <table:table-cell table:number-columns-repeated="1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Tyranitar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Dark</text:p>
          </table:table-cell>
          <table:table-cell table:number-columns-repeated="1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egigigas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rmal</text:p>
          </table:table-cell>
          <table:table-cell table:number-columns-repeated="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onkeldurr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ighting</text:p>
          </table:table-cell>
          <table:table-cell table:number-columns-repeated="20"/>
        </table:table-row>
        <table:table-row table:style-name="ro2" table:number-rows-repeated="1048564">
          <table:table-cell table:number-columns-repeated="27"/>
        </table:table-row>
        <table:table-row table:style-name="ro2">
          <table:table-cell table:style-name="ce3" table:number-columns-repeated="4"/>
          <table:table-cell table:style-name="ce6"/>
          <table:table-cell table:style-name="ce3" table:number-columns-repeated="11"/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A1:Sheet1.H11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8">00/00/0000</text:date>, <text:time style:data-style-name="N2" text:time-value="23:43:27.64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9T14:30:58.923000000</meta:creation-date>
    <dc:date>2025-02-28T23:46:05.087000000</dc:date>
    <meta:editing-duration>PT2H46M29S</meta:editing-duration>
    <meta:editing-cycles>39</meta:editing-cycles>
    <meta:generator>LibreOffice/7.6.1.2$Windows_X86_64 LibreOffice_project/f5defcebd022c5bc36bbb79be232cb6926d8f674</meta:generator>
    <meta:document-statistic meta:table-count="1" meta:cell-count="84" meta:object-count="0"/>
  </office:meta>
</office:document-meta>
</file>